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9.59pt"/>
    </style:style>
    <style:style style:name="co2" style:family="table-column">
      <style:table-column-properties fo:break-before="auto" style:column-width="52.95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cccc"/>
    </style:style>
    <style:style style:name="ce3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endloc2_trans2_laketrial_aug13_2018_main_lobe_ang_pure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.826" calcext:value-type="float">
            <text:p>-1.826</text:p>
          </table:table-cell>
          <table:table-cell table:formula="of:=POWER([.B1];2)" office:value-type="float" office:value="3.334276" calcext:value-type="float">
            <text:p>3.334276</text:p>
          </table:table-cell>
          <table:table-cell table:formula="of:=[.C1]/10.89072469" office:value-type="float" office:value="0.306157404113022" calcext:value-type="float">
            <text:p>0.306157404113022</text:p>
          </table:table-cell>
          <table:table-cell table:formula="of:=[.C1]/118.6078842" office:value-type="float" office:value="0.0281117568405288" calcext:value-type="float">
            <text:p>0.028111756840529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47628" calcext:value-type="float">
            <text:p>0.347628</text:p>
          </table:table-cell>
          <table:table-cell table:formula="of:=POWER([.B2];2)" office:value-type="float" office:value="0.120845226384" calcext:value-type="float">
            <text:p>0.120845226384</text:p>
          </table:table-cell>
          <table:table-cell table:formula="of:=[.C2]/10.89072469" office:value-type="float" office:value="0.0110961602486345" calcext:value-type="float">
            <text:p>0.011096160248635</text:p>
          </table:table-cell>
          <table:table-cell table:formula="of:=[.C2]/118.6078842" office:value-type="float" office:value="0.00101886335127796" calcext:value-type="float">
            <text:p>0.001018863351278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.038705" calcext:value-type="float">
            <text:p>-1.038705</text:p>
          </table:table-cell>
          <table:table-cell table:formula="of:=POWER([.B3];2)" office:value-type="float" office:value="1.078908077025" calcext:value-type="float">
            <text:p>1.078908077025</text:p>
          </table:table-cell>
          <table:table-cell table:formula="of:=[.C3]/10.89072469" office:value-type="float" office:value="0.0990666927808456" calcext:value-type="float">
            <text:p>0.099066692780846</text:p>
          </table:table-cell>
          <table:table-cell table:formula="of:=[.C3]/118.6078842" office:value-type="float" office:value="0.00909642798454877" calcext:value-type="float">
            <text:p>0.009096427984549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2.358884" calcext:value-type="float">
            <text:p>-2.358884</text:p>
          </table:table-cell>
          <table:table-cell table:formula="of:=POWER([.B4];2)" office:value-type="float" office:value="5.564333725456" calcext:value-type="float">
            <text:p>5.564333725456</text:p>
          </table:table-cell>
          <table:table-cell table:formula="of:=[.C4]/10.89072469" office:value-type="float" office:value="0.510924101365379" calcext:value-type="float">
            <text:p>0.510924101365379</text:p>
          </table:table-cell>
          <table:table-cell table:formula="of:=[.C4]/118.6078842" office:value-type="float" office:value="0.0469136918088283" calcext:value-type="float">
            <text:p>0.046913691808828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2.735908" calcext:value-type="float">
            <text:p>-2.735908</text:p>
          </table:table-cell>
          <table:table-cell table:formula="of:=POWER([.B5];2)" office:value-type="float" office:value="7.485192584464" calcext:value-type="float">
            <text:p>7.485192584464</text:p>
          </table:table-cell>
          <table:table-cell table:formula="of:=[.C5]/10.89072469" office:value-type="float" office:value="0.68729977090845" calcext:value-type="float">
            <text:p>0.68729977090845</text:p>
          </table:table-cell>
          <table:table-cell table:formula="of:=[.C5]/118.6078842" office:value-type="float" office:value="0.0631087270036978" calcext:value-type="float">
            <text:p>0.063108727003698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264741" calcext:value-type="float">
            <text:p>0.264741</text:p>
          </table:table-cell>
          <table:table-cell table:formula="of:=POWER([.B6];2)" office:value-type="float" office:value="0.070087797081" calcext:value-type="float">
            <text:p>0.070087797081</text:p>
          </table:table-cell>
          <table:table-cell table:formula="of:=[.C6]/10.89072469" office:value-type="float" office:value="0.00643554943091671" calcext:value-type="float">
            <text:p>0.006435549430917</text:p>
          </table:table-cell>
          <table:table-cell table:formula="of:=[.C6]/118.6078842" office:value-type="float" office:value="0.00059092022047047" calcext:value-type="float">
            <text:p>0.00059092022047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0.350262" calcext:value-type="float">
            <text:p>-0.350262</text:p>
          </table:table-cell>
          <table:table-cell table:formula="of:=POWER([.B7];2)" office:value-type="float" office:value="0.122683468644" calcext:value-type="float">
            <text:p>0.122683468644</text:p>
          </table:table-cell>
          <table:table-cell table:formula="of:=[.C7]/10.89072469" office:value-type="float" office:value="0.0112649499584403" calcext:value-type="float">
            <text:p>0.01126494995844</text:p>
          </table:table-cell>
          <table:table-cell table:formula="of:=[.C7]/118.6078842" office:value-type="float" office:value="0.00103436183413514" calcext:value-type="float">
            <text:p>0.001034361834135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1.88564" calcext:value-type="float">
            <text:p>-1.88564</text:p>
          </table:table-cell>
          <table:table-cell table:formula="of:=POWER([.B8];2)" office:value-type="float" office:value="3.5556382096" calcext:value-type="float">
            <text:p>3.5556382096</text:p>
          </table:table-cell>
          <table:table-cell table:formula="of:=[.C8]/10.89072469" office:value-type="float" office:value="0.326483159827264" calcext:value-type="float">
            <text:p>0.326483159827264</text:p>
          </table:table-cell>
          <table:table-cell table:formula="of:=[.C8]/118.6078842" office:value-type="float" office:value="0.0299780932235869" calcext:value-type="float">
            <text:p>0.029978093223587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.833517" calcext:value-type="float">
            <text:p>2.833517</text:p>
          </table:table-cell>
          <table:table-cell table:formula="of:=POWER([.B9];2)" office:value-type="float" office:value="8.028818589289" calcext:value-type="float">
            <text:p>8.028818589289</text:p>
          </table:table-cell>
          <table:table-cell table:formula="of:=[.C9]/10.89072469" office:value-type="float" office:value="0.737216192478097" calcext:value-type="float">
            <text:p>0.737216192478097</text:p>
          </table:table-cell>
          <table:table-cell table:formula="of:=[.C9]/118.6078842" office:value-type="float" office:value="0.0676921154393967" calcext:value-type="float">
            <text:p>0.067692115439397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2.375205" calcext:value-type="float">
            <text:p>-2.375205</text:p>
          </table:table-cell>
          <table:table-cell table:formula="of:=POWER([.B10];2)" office:value-type="float" office:value="5.641598792025" calcext:value-type="float">
            <text:p>5.641598792025</text:p>
          </table:table-cell>
          <table:table-cell table:formula="of:=[.C10]/10.89072469" office:value-type="float" office:value="0.518018676682295" calcext:value-type="float">
            <text:p>0.518018676682295</text:p>
          </table:table-cell>
          <table:table-cell table:formula="of:=[.C10]/118.6078842" office:value-type="float" office:value="0.0475651246127279" calcext:value-type="float">
            <text:p>0.047565124612728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.488786" calcext:value-type="float">
            <text:p>2.488786</text:p>
          </table:table-cell>
          <table:table-cell table:formula="of:=POWER([.B11];2)" office:value-type="float" office:value="6.194055753796" calcext:value-type="float">
            <text:p>6.194055753796</text:p>
          </table:table-cell>
          <table:table-cell table:formula="of:=[.C11]/10.89072469" office:value-type="float" office:value="0.568745967794362" calcext:value-type="float">
            <text:p>0.568745967794362</text:p>
          </table:table-cell>
          <table:table-cell table:formula="of:=[.C11]/118.6078842" office:value-type="float" office:value="0.0522229681068369" calcext:value-type="float">
            <text:p>0.052222968106837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2.102646" calcext:value-type="float">
            <text:p>-2.102646</text:p>
          </table:table-cell>
          <table:table-cell table:formula="of:=POWER([.B12];2)" office:value-type="float" office:value="4.421120201316" calcext:value-type="float">
            <text:p>4.421120201316</text:p>
          </table:table-cell>
          <table:table-cell table:formula="of:=[.C12]/10.89072469" office:value-type="float" office:value="0.405952801779621" calcext:value-type="float">
            <text:p>0.405952801779621</text:p>
          </table:table-cell>
          <table:table-cell table:formula="of:=[.C12]/118.6078842" office:value-type="float" office:value="0.0372750954216583" calcext:value-type="float">
            <text:p>0.037275095421658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1.837368" calcext:value-type="float">
            <text:p>-1.837368</text:p>
          </table:table-cell>
          <table:table-cell table:formula="of:=POWER([.B13];2)" office:value-type="float" office:value="3.375921167424" calcext:value-type="float">
            <text:p>3.375921167424</text:p>
          </table:table-cell>
          <table:table-cell table:formula="of:=[.C13]/10.89072469" office:value-type="float" office:value="0.309981315616564" calcext:value-type="float">
            <text:p>0.309981315616564</text:p>
          </table:table-cell>
          <table:table-cell table:formula="of:=[.C13]/118.6078842" office:value-type="float" office:value="0.0284628731908869" calcext:value-type="float">
            <text:p>0.028462873190887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2.650256" calcext:value-type="float">
            <text:p>-2.650256</text:p>
          </table:table-cell>
          <table:table-cell table:formula="of:=POWER([.B14];2)" office:value-type="float" office:value="7.023856865536" calcext:value-type="float">
            <text:p>7.023856865536</text:p>
          </table:table-cell>
          <table:table-cell table:formula="of:=[.C14]/10.89072469" office:value-type="float" office:value="0.644939346596962" calcext:value-type="float">
            <text:p>0.644939346596962</text:p>
          </table:table-cell>
          <table:table-cell table:formula="of:=[.C14]/118.6078842" office:value-type="float" office:value="0.0592191397132772" calcext:value-type="float">
            <text:p>0.059219139713277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.768683" calcext:value-type="float">
            <text:p>1.768683</text:p>
          </table:table-cell>
          <table:table-cell table:formula="of:=POWER([.B15];2)" office:value-type="float" office:value="3.128239554489" calcext:value-type="float">
            <text:p>3.128239554489</text:p>
          </table:table-cell>
          <table:table-cell table:formula="of:=[.C15]/10.89072469" office:value-type="float" office:value="0.287238879278749" calcext:value-type="float">
            <text:p>0.287238879278749</text:p>
          </table:table-cell>
          <table:table-cell table:formula="of:=[.C15]/118.6078842" office:value-type="float" office:value="0.0263746341618747" calcext:value-type="float">
            <text:p>0.026374634161875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693512" calcext:value-type="float">
            <text:p>0.693512</text:p>
          </table:table-cell>
          <table:table-cell table:formula="of:=POWER([.B16];2)" office:value-type="float" office:value="0.480958894144" calcext:value-type="float">
            <text:p>0.480958894144</text:p>
          </table:table-cell>
          <table:table-cell table:formula="of:=[.C16]/10.89072469" office:value-type="float" office:value="0.0441622488708784" calcext:value-type="float">
            <text:p>0.044162248870878</text:p>
          </table:table-cell>
          <table:table-cell table:formula="of:=[.C16]/118.6078842" office:value-type="float" office:value="0.00405503308138431" calcext:value-type="float">
            <text:p>0.004055033081384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0.867958" calcext:value-type="float">
            <text:p>-0.867958</text:p>
          </table:table-cell>
          <table:table-cell table:formula="of:=POWER([.B17];2)" office:value-type="float" office:value="0.753351089764" calcext:value-type="float">
            <text:p>0.753351089764</text:p>
          </table:table-cell>
          <table:table-cell table:formula="of:=[.C17]/10.89072469" office:value-type="float" office:value="0.0691736419024288" calcext:value-type="float">
            <text:p>0.069173641902429</text:p>
          </table:table-cell>
          <table:table-cell table:formula="of:=[.C17]/118.6078842" office:value-type="float" office:value="0.00635161055983157" calcext:value-type="float">
            <text:p>0.006351610559832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.904815" calcext:value-type="float">
            <text:p>2.904815</text:p>
          </table:table-cell>
          <table:table-cell table:formula="of:=POWER([.B18];2)" office:value-type="float" office:value="8.437950184225" calcext:value-type="float">
            <text:p>8.437950184225</text:p>
          </table:table-cell>
          <table:table-cell table:formula="of:=[.C18]/10.89072469" office:value-type="float" office:value="0.774783168651103" calcext:value-type="float">
            <text:p>0.774783168651103</text:p>
          </table:table-cell>
          <table:table-cell table:formula="of:=[.C18]/118.6078842" office:value-type="float" office:value="0.0711415623096074" calcext:value-type="float">
            <text:p>0.071141562309608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2.694616" calcext:value-type="float">
            <text:p>-2.694616</text:p>
          </table:table-cell>
          <table:table-cell table:formula="of:=POWER([.B19];2)" office:value-type="float" office:value="7.260955387456" calcext:value-type="float">
            <text:p>7.260955387456</text:p>
          </table:table-cell>
          <table:table-cell table:formula="of:=[.C19]/10.89072469" office:value-type="float" office:value="0.666710030244645" calcext:value-type="float">
            <text:p>0.666710030244645</text:p>
          </table:table-cell>
          <table:table-cell table:formula="of:=[.C19]/118.6078842" office:value-type="float" office:value="0.0612181511914703" calcext:value-type="float">
            <text:p>0.06121815119147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196481" calcext:value-type="float">
            <text:p>0.196481</text:p>
          </table:table-cell>
          <table:table-cell table:formula="of:=POWER([.B20];2)" office:value-type="float" office:value="0.038604783361" calcext:value-type="float">
            <text:p>0.038604783361</text:p>
          </table:table-cell>
          <table:table-cell table:formula="of:=[.C20]/10.89072469" office:value-type="float" office:value="0.00354473962567866" calcext:value-type="float">
            <text:p>0.003544739625679</text:p>
          </table:table-cell>
          <table:table-cell table:formula="of:=[.C20]/118.6078842" office:value-type="float" office:value="0.000325482438384142" calcext:value-type="float">
            <text:p>0.000325482438384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0.157588" calcext:value-type="float">
            <text:p>-0.157588</text:p>
          </table:table-cell>
          <table:table-cell table:formula="of:=POWER([.B21];2)" office:value-type="float" office:value="0.024833977744" calcext:value-type="float">
            <text:p>0.024833977744</text:p>
          </table:table-cell>
          <table:table-cell table:formula="of:=[.C21]/10.89072469" office:value-type="float" office:value="0.00228028698281234" calcext:value-type="float">
            <text:p>0.002280286982812</text:p>
          </table:table-cell>
          <table:table-cell table:formula="of:=[.C21]/118.6078842" office:value-type="float" office:value="0.000209378810789039" calcext:value-type="float">
            <text:p>0.000209378810789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1.808647" calcext:value-type="float">
            <text:p>-1.808647</text:p>
          </table:table-cell>
          <table:table-cell table:formula="of:=POWER([.B22];2)" office:value-type="float" office:value="3.271203970609" calcext:value-type="float">
            <text:p>3.271203970609</text:p>
          </table:table-cell>
          <table:table-cell table:formula="of:=[.C22]/10.89072469" office:value-type="float" office:value="0.30036605127046" calcext:value-type="float">
            <text:p>0.30036605127046</text:p>
          </table:table-cell>
          <table:table-cell table:formula="of:=[.C22]/118.6078842" office:value-type="float" office:value="0.0275799875587782" calcext:value-type="float">
            <text:p>0.027579987558778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.209712" calcext:value-type="float">
            <text:p>1.209712</text:p>
          </table:table-cell>
          <table:table-cell table:formula="of:=POWER([.B23];2)" office:value-type="float" office:value="1.463403122944" calcext:value-type="float">
            <text:p>1.463403122944</text:p>
          </table:table-cell>
          <table:table-cell table:formula="of:=[.C23]/10.89072469" office:value-type="float" office:value="0.134371510124364" calcext:value-type="float">
            <text:p>0.134371510124364</text:p>
          </table:table-cell>
          <table:table-cell table:formula="of:=[.C23]/118.6078842" office:value-type="float" office:value="0.0123381605937458" calcext:value-type="float">
            <text:p>0.012338160593746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1.490697" calcext:value-type="float">
            <text:p>-1.490697</text:p>
          </table:table-cell>
          <table:table-cell table:formula="of:=POWER([.B24];2)" office:value-type="float" office:value="2.222177545809" calcext:value-type="float">
            <text:p>2.222177545809</text:p>
          </table:table-cell>
          <table:table-cell table:formula="of:=[.C24]/10.89072469" office:value-type="float" office:value="0.20404312927398" calcext:value-type="float">
            <text:p>0.20404312927398</text:p>
          </table:table-cell>
          <table:table-cell table:formula="of:=[.C24]/118.6078842" office:value-type="float" office:value="0.018735496048997" calcext:value-type="float">
            <text:p>0.018735496048997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3.111598" calcext:value-type="float">
            <text:p>-3.111598</text:p>
          </table:table-cell>
          <table:table-cell table:formula="of:=POWER([.B25];2)" office:value-type="float" office:value="9.682042113604" calcext:value-type="float">
            <text:p>9.682042113604</text:p>
          </table:table-cell>
          <table:table-cell table:formula="of:=[.C25]/10.89072469" office:value-type="float" office:value="0.889017249925909" calcext:value-type="float">
            <text:p>0.889017249925909</text:p>
          </table:table-cell>
          <table:table-cell table:formula="of:=[.C25]/118.6078842" office:value-type="float" office:value="0.0816306789292174" calcext:value-type="float">
            <text:p>0.081630678929218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972823" calcext:value-type="float">
            <text:p>0.972823</text:p>
          </table:table-cell>
          <table:table-cell table:formula="of:=POWER([.B26];2)" office:value-type="float" office:value="0.946384589329" calcext:value-type="float">
            <text:p>0.946384589329</text:p>
          </table:table-cell>
          <table:table-cell table:formula="of:=[.C26]/10.89072469" office:value-type="float" office:value="0.0868982199318639" calcext:value-type="float">
            <text:p>0.086898219931864</text:p>
          </table:table-cell>
          <table:table-cell table:formula="of:=[.C26]/118.6078842" office:value-type="float" office:value="0.00797910354536954" calcext:value-type="float">
            <text:p>0.00797910354537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-0.203203" calcext:value-type="float">
            <text:p>-0.203203</text:p>
          </table:table-cell>
          <table:table-cell table:formula="of:=POWER([.B27];2)" office:value-type="float" office:value="0.041291459209" calcext:value-type="float">
            <text:p>0.041291459209</text:p>
          </table:table-cell>
          <table:table-cell table:formula="of:=[.C27]/10.89072469" office:value-type="float" office:value="0.0037914335716258" calcext:value-type="float">
            <text:p>0.003791433571626</text:p>
          </table:table-cell>
          <table:table-cell table:formula="of:=[.C27]/118.6078842" office:value-type="float" office:value="0.00034813418591443" calcext:value-type="float">
            <text:p>0.000348134185914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-1.01624" calcext:value-type="float">
            <text:p>-1.01624</text:p>
          </table:table-cell>
          <table:table-cell table:formula="of:=POWER([.B28];2)" office:value-type="float" office:value="1.0327437376" calcext:value-type="float">
            <text:p>1.0327437376</text:p>
          </table:table-cell>
          <table:table-cell table:formula="of:=[.C28]/10.89072469" office:value-type="float" office:value="0.0948278252363021" calcext:value-type="float">
            <text:p>0.094827825236302</text:p>
          </table:table-cell>
          <table:table-cell table:formula="of:=[.C28]/118.6078842" office:value-type="float" office:value="0.00870720985005144" calcext:value-type="float">
            <text:p>0.008707209850051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.548603" calcext:value-type="float">
            <text:p>1.548603</text:p>
          </table:table-cell>
          <table:table-cell table:formula="of:=POWER([.B29];2)" office:value-type="float" office:value="2.398171251609" calcext:value-type="float">
            <text:p>2.398171251609</text:p>
          </table:table-cell>
          <table:table-cell table:formula="of:=[.C29]/10.89072469" office:value-type="float" office:value="0.22020309206889" calcext:value-type="float">
            <text:p>0.22020309206889</text:p>
          </table:table-cell>
          <table:table-cell table:formula="of:=[.C29]/118.6078842" office:value-type="float" office:value="0.0202193241012978" calcext:value-type="float">
            <text:p>0.020219324101298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-1.087462" calcext:value-type="float">
            <text:p>-1.087462</text:p>
          </table:table-cell>
          <table:table-cell table:formula="of:=POWER([.B30];2)" office:value-type="float" office:value="1.182573601444" calcext:value-type="float">
            <text:p>1.182573601444</text:p>
          </table:table-cell>
          <table:table-cell table:formula="of:=[.C30]/10.89072469" office:value-type="float" office:value="0.10858539124856" calcext:value-type="float">
            <text:p>0.10858539124856</text:p>
          </table:table-cell>
          <table:table-cell table:formula="of:=[.C30]/118.6078842" office:value-type="float" office:value="0.00997044681658692" calcext:value-type="float">
            <text:p>0.009970446816587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.972514" calcext:value-type="float">
            <text:p>1.972514</text:p>
          </table:table-cell>
          <table:table-cell table:formula="of:=POWER([.B31];2)" office:value-type="float" office:value="3.890811480196" calcext:value-type="float">
            <text:p>3.890811480196</text:p>
          </table:table-cell>
          <table:table-cell table:formula="of:=[.C31]/10.89072469" office:value-type="float" office:value="0.357259189902082" calcext:value-type="float">
            <text:p>0.357259189902082</text:p>
          </table:table-cell>
          <table:table-cell table:formula="of:=[.C31]/118.6078842" office:value-type="float" office:value="0.0328039869055855" calcext:value-type="float">
            <text:p>0.032803986905586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242505" calcext:value-type="float">
            <text:p>0.242505</text:p>
          </table:table-cell>
          <table:table-cell table:formula="of:=POWER([.B32];2)" office:value-type="float" office:value="0.058808675025" calcext:value-type="float">
            <text:p>0.058808675025</text:p>
          </table:table-cell>
          <table:table-cell table:formula="of:=[.C32]/10.89072469" office:value-type="float" office:value="0.00539988629764912" calcext:value-type="float">
            <text:p>0.005399886297649</text:p>
          </table:table-cell>
          <table:table-cell table:formula="of:=[.C32]/118.6078842" office:value-type="float" office:value="0.000495824332603684" calcext:value-type="float">
            <text:p>0.000495824332604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943401" calcext:value-type="float">
            <text:p>0.943401</text:p>
          </table:table-cell>
          <table:table-cell table:formula="of:=POWER([.B33];2)" office:value-type="float" office:value="0.890005446801" calcext:value-type="float">
            <text:p>0.890005446801</text:p>
          </table:table-cell>
          <table:table-cell table:formula="of:=[.C33]/10.89072469" office:value-type="float" office:value="0.0817214163551682" calcext:value-type="float">
            <text:p>0.081721416355168</text:p>
          </table:table-cell>
          <table:table-cell table:formula="of:=[.C33]/118.6078842" office:value-type="float" office:value="0.00750376294800308" calcext:value-type="float">
            <text:p>0.007503762948003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-2.955994" calcext:value-type="float">
            <text:p>-2.955994</text:p>
          </table:table-cell>
          <table:table-cell table:formula="of:=POWER([.B34];2)" office:value-type="float" office:value="8.737900528036" calcext:value-type="float">
            <text:p>8.737900528036</text:p>
          </table:table-cell>
          <table:table-cell table:formula="of:=[.C34]/10.89072469" office:value-type="float" office:value="0.802324985412518" calcext:value-type="float">
            <text:p>0.802324985412518</text:p>
          </table:table-cell>
          <table:table-cell table:formula="of:=[.C34]/118.6078842" office:value-type="float" office:value="0.0736704864686896" calcext:value-type="float">
            <text:p>0.07367048646869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.986527" calcext:value-type="float">
            <text:p>1.986527</text:p>
          </table:table-cell>
          <table:table-cell table:formula="of:=POWER([.B35];2)" office:value-type="float" office:value="3.946289521729" calcext:value-type="float">
            <text:p>3.946289521729</text:p>
          </table:table-cell>
          <table:table-cell table:formula="of:=[.C35]/10.89072469" office:value-type="float" office:value="0.362353253255271" calcext:value-type="float">
            <text:p>0.362353253255271</text:p>
          </table:table-cell>
          <table:table-cell table:formula="of:=[.C35]/118.6078842" office:value-type="float" office:value="0.0332717301918535" calcext:value-type="float">
            <text:p>0.033271730191854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-0.205707" calcext:value-type="float">
            <text:p>-0.205707</text:p>
          </table:table-cell>
          <table:table-cell table:formula="of:=POWER([.B36];2)" office:value-type="float" office:value="0.042315369849" calcext:value-type="float">
            <text:p>0.042315369849</text:p>
          </table:table-cell>
          <table:table-cell table:formula="of:=[.C36]/10.89072469" office:value-type="float" office:value="0.00388545033076215" calcext:value-type="float">
            <text:p>0.003885450330762</text:p>
          </table:table-cell>
          <table:table-cell table:formula="of:=[.C36]/118.6078842" office:value-type="float" office:value="0.000356766922657912" calcext:value-type="float">
            <text:p>0.000356766922658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-1.630807" calcext:value-type="float">
            <text:p>-1.630807</text:p>
          </table:table-cell>
          <table:table-cell table:formula="of:=POWER([.B37];2)" office:value-type="float" office:value="2.659531471249" calcext:value-type="float">
            <text:p>2.659531471249</text:p>
          </table:table-cell>
          <table:table-cell table:formula="of:=[.C37]/10.89072469" office:value-type="float" office:value="0.244201515229837" calcext:value-type="float">
            <text:p>0.244201515229837</text:p>
          </table:table-cell>
          <table:table-cell table:formula="of:=[.C37]/118.6078842" office:value-type="float" office:value="0.022422889415719" calcext:value-type="float">
            <text:p>0.02242288941571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pt</text:p>
          </table:table-cell>
          <table:table-cell table:style-name="ce1" office:value-type="string" calcext:value-type="string">
            <text:p>Img</text:p>
          </table:table-cell>
          <table:table-cell table:style-name="ce1" office:value-type="string" calcext:value-type="string">
            <text:p>Img^2</text:p>
          </table:table-cell>
          <table:table-cell table:style-name="ce1" office:value-type="string" calcext:value-type="string">
            <text:p>Guass Norm</text:p>
          </table:table-cell>
          <table:table-cell table:style-name="ce1" office:value-type="string" calcext:value-type="string">
            <text:p>VAR dist</text:p>
          </table:table-cell>
          <table:table-cell table:style-name="ce2"/>
          <table:table-cell table:style-name="ce1" office:value-type="string" calcext:value-type="string">
            <text:p>Err</text:p>
          </table:table-cell>
        </table:table-row>
        <table:table-row table:style-name="ro1">
          <table:table-cell/>
          <table:table-cell table:formula="of:=SUM([.B1:.B37])" office:value-type="float" office:value="-16.017143" calcext:value-type="float">
            <text:p>-16.017143</text:p>
          </table:table-cell>
          <table:table-cell table:formula="of:=SUM([.C1:.C37])" office:value-type="float" office:value="118.607884214265" calcext:value-type="float">
            <text:p>118.607884214265</text:p>
          </table:table-cell>
          <table:table-cell table:formula="of:=SUM([.D1:.D37])" office:value-type="float" office:value="10.8907246845724" calcext:value-type="float">
            <text:p>10.8907246845724</text:p>
          </table:table-cell>
          <table:table-cell table:formula="of:=SUM([.E1:.E37])" office:value-type="float" office:value="1.00000000012027" calcext:value-type="float">
            <text:p>1.00000000012027</text:p>
          </table:table-cell>
          <table:table-cell/>
          <table:table-cell table:style-name="ce3"/>
        </table:table-row>
        <table:table-row table:style-name="ro1">
          <table:table-cell/>
          <table:table-cell table:style-name="ce1" office:value-type="string" calcext:value-type="string">
            <text:p>sum Img</text:p>
          </table:table-cell>
          <table:table-cell table:style-name="ce1" office:value-type="string" calcext:value-type="string">
            <text:p>sum Img^2</text:p>
          </table:table-cell>
          <table:table-cell table:style-name="ce1" office:value-type="string" calcext:value-type="string">
            <text:p>sum Gn</text:p>
          </table:table-cell>
          <table:table-cell table:style-name="ce1" office:value-type="string" calcext:value-type="string">
            <text:p>sum n</text:p>
          </table:table-cell>
          <table:table-cell table:style-name="ce1" office:value-type="string" calcext:value-type="string">
            <text:p>sum dist</text:p>
          </table:table-cell>
          <table:table-cell table:style-name="ce3"/>
        </table:table-row>
        <table:table-row table:style-name="ro1">
          <table:table-cell table:number-columns-repeated="2"/>
          <table:table-cell table:formula="of:=SQRT([.C39])" office:value-type="float" office:value="10.8907246872862" calcext:value-type="float">
            <text:p>10.8907246872862</text:p>
          </table:table-cell>
          <table:table-cell table:number-columns-repeated="3"/>
          <table:table-cell table:style-name="ce3"/>
        </table:table-row>
        <table:table-row table:style-name="ro1">
          <table:table-cell table:number-columns-repeated="2"/>
          <table:table-cell table:style-name="ce1" office:value-type="string" calcext:value-type="string">
            <text:p>sqrt</text:p>
          </table:table-cell>
          <table:table-cell table:number-columns-repeated="3"/>
          <table:table-cell table:style-name="ce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Nimbus Sans" fo:language="en" fo:country="US" style:font-name-asian="Nimbus Sans1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9-18T15:02:56.994006000</dc:date>
    <meta:editing-duration>PT8M24S</meta:editing-duration>
    <meta:editing-cycles>1</meta:editing-cycles>
    <meta:document-statistic meta:table-count="1" meta:cell-count="202" meta:object-count="0"/>
    <meta:generator>LibreOffice/6.1.0.3$Linux_X86_64 LibreOffice_project/10$Build-3</meta:generator>
  </office:meta>
</office:document-meta>
</file>